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3000000FC8FBD2661F4A370AC.png" manifest:media-type="image/png"/>
  <manifest:file-entry manifest:full-path="Pictures/1000020100000293000001339D79399E544586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182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81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2.37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6.00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Open Sans"/>
    </style:style>
    <style:style style:name="P3" style:family="paragraph">
      <loext:graphic-properties draw:fill="solid" draw:fill-color="#808080"/>
      <style:paragraph-properties style:writing-mode="lr-tb"/>
      <style:text-properties fo:color="#ffffff" loext:opacity="100%" style:font-name="Open Sans" fo:font-size="12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Open Sans" fo:font-size="8pt" style:font-size-asian="8pt" style:font-size-complex="8pt"/>
    </style:style>
    <style:style style:name="T1" style:family="text">
      <style:text-properties fo:color="#ffffff" loext:opacity="100%" style:font-name="Open Sans" fo:font-size="12pt" style:font-size-asian="14pt" style:font-size-complex="14pt"/>
    </style:style>
    <style:style style:name="T2" style:family="text">
      <style:text-properties style:font-name="Open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5.198cm" svg:x="0.301cm" svg:y="2.051cm">
          <draw:image xlink:href="Pictures/1000020100000293000001339D79399E54458632.png" xlink:type="simple" xlink:show="embed" xlink:actuate="onLoad" draw:mime-type="image/png">
            <text:p/>
          </draw:image>
        </draw:frame>
        <draw:frame draw:style-name="gr2" draw:text-style-name="P3" draw:layer="layout" svg:width="1.682cm" svg:height="0.827cm" svg:x="1.123cm" svg:y="1.055cm">
          <draw:text-box>
            <text:p text:style-name="P2"><text:span text:style-name="T1">Faces</text:span></text:p>
          </draw:text-box>
        </draw:frame>
        <draw:frame draw:style-name="gr3" draw:text-style-name="P3" draw:layer="layout" svg:width="2.31cm" svg:height="0.827cm" svg:x="5.334cm" svg:y="1.055cm">
          <draw:text-box>
            <text:p text:style-name="P2"><text:span text:style-name="T1">- Speech</text:span></text:p>
          </draw:text-box>
        </draw:frame>
        <draw:frame draw:style-name="gr4" draw:text-style-name="P3" draw:layer="layout" svg:width="2.919cm" svg:height="0.827cm" svg:x="9.494cm" svg:y="1.055cm">
          <draw:text-box>
            <text:p text:style-name="P2"><text:span text:style-name="T1">- Adaptation</text:span></text:p>
          </draw:text-box>
        </draw:frame>
        <draw:frame draw:style-name="gr5" draw:text-style-name="P1" draw:layer="layout" svg:width="0.994cm" svg:height="4.626cm" svg:x="12.926cm" svg:y="1.981cm">
          <draw:image xlink:href="Pictures/1000020100000293000000FC8FBD2661F4A370AC.png" xlink:type="simple" xlink:show="embed" xlink:actuate="onLoad" draw:mime-type="image/png">
            <text:p/>
          </draw:image>
        </draw:frame>
        <draw:frame draw:style-name="gr6" draw:text-style-name="P4" draw:layer="layout" svg:width="1.281cm" svg:height="0.641cm" svg:x="0.882cm" svg:y="5.856cm">
          <draw:text-box>
            <text:p text:style-name="P2"><text:span text:style-name="T2">z=-22 </text:span></text:p>
          </draw:text-box>
        </draw:frame>
        <draw:line draw:style-name="gr7" draw:text-style-name="P1" draw:layer="layout" svg:x1="7.985cm" svg:y1="6.061cm" svg:x2="7.985cm" svg:y2="5.21cm">
          <text:p/>
        </draw:line>
        <draw:frame draw:style-name="gr8" draw:text-style-name="P4" draw:layer="layout" svg:width="1.341cm" svg:height="0.887cm" svg:x="7.396cm" svg:y="5.889cm">
          <draw:text-box>
            <text:p text:style-name="P2"><text:span text:style-name="T2">rFFA</text:span></text:p>
          </draw:text-box>
        </draw:frame>
        <draw:line draw:style-name="gr7" draw:text-style-name="P1" draw:layer="layout" svg:x1="12.112cm" svg:y1="6.05cm" svg:x2="12.112cm" svg:y2="5.415cm">
          <text:p/>
        </draw:line>
        <draw:frame draw:style-name="gr9" draw:text-style-name="P4" draw:layer="layout" svg:width="1.163cm" svg:height="0.887cm" svg:x="11.584cm" svg:y="5.889cm">
          <draw:text-box>
            <text:p text:style-name="P2"><text:span text:style-name="T2">rFF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0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9:01:14.550183881</meta:creation-date>
    <dc:date>2022-03-31T12:27:12.922905679</dc:date>
    <meta:editing-duration>PT2H20M13S</meta:editing-duration>
    <meta:editing-cycles>11</meta:editing-cycles>
    <meta:generator>LibreOffice/7.0.6.2$Linux_X86_64 LibreOffice_project/00$Build-2</meta:generator>
    <meta:document-statistic meta:object-count="10"/>
  </office:meta>
</office:document-meta>
</file>